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_{R&gt;0.33, z&lt;=2.1}</text:p>
          </table:table-cell>
          <table:table-cell office:value-type="string" calcext:value-type="string">
            <text:p>f_{R&gt;0.33,z&lt;=2.1}</text:p>
          </table:table-cell>
          <table:table-cell office:value-type="string" calcext:value-type="string">
            <text:p>M_{R&gt;0.1,z&lt;=2.1}</text:p>
          </table:table-cell>
          <table:table-cell office:value-type="string" calcext:value-type="string">
            <text:p>f_{R&gt;0.1,z&lt;=2.1}</text:p>
          </table:table-cell>
        </table:table-row>
        <table:table-row table:style-name="ro1">
          <table:table-cell office:value-type="float" office:value="5049020243.08466" calcext:value-type="float">
            <text:p>5049020243.08466</text:p>
          </table:table-cell>
          <table:table-cell office:value-type="float" office:value="0.0176064891083472" calcext:value-type="float">
            <text:p>0.0176064891</text:p>
          </table:table-cell>
          <table:table-cell office:value-type="float" office:value="7945487749.71646" calcext:value-type="float">
            <text:p>7945487749.71646</text:p>
          </table:table-cell>
          <table:table-cell office:value-type="float" office:value="0.138204148264874" calcext:value-type="float">
            <text:p>0.1382041483</text:p>
          </table:table-cell>
        </table:table-row>
        <table:table-row table:style-name="ro1">
          <table:table-cell office:value-type="float" office:value="7944623990.76295" calcext:value-type="float">
            <text:p>7944623990.76295</text:p>
          </table:table-cell>
          <table:table-cell office:value-type="float" office:value="0.017557059845313" calcext:value-type="float">
            <text:p>0.0175570598</text:p>
          </table:table-cell>
          <table:table-cell office:value-type="float" office:value="12572343856.7589" calcext:value-type="float">
            <text:p>12572343856.7589</text:p>
          </table:table-cell>
          <table:table-cell office:value-type="float" office:value="0.143286239540017" calcext:value-type="float">
            <text:p>0.1432862395</text:p>
          </table:table-cell>
        </table:table-row>
        <table:table-row table:style-name="ro1">
          <table:table-cell office:value-type="float" office:value="12625448307.552" calcext:value-type="float">
            <text:p>12625448307.552</text:p>
          </table:table-cell>
          <table:table-cell office:value-type="float" office:value="0.019594716175602" calcext:value-type="float">
            <text:p>0.0195947162</text:p>
          </table:table-cell>
          <table:table-cell office:value-type="float" office:value="19696804751.0002" calcext:value-type="float">
            <text:p>19696804751.0002</text:p>
          </table:table-cell>
          <table:table-cell office:value-type="float" office:value="0.145755310415437" calcext:value-type="float">
            <text:p>0.1457553104</text:p>
          </table:table-cell>
        </table:table-row>
        <table:table-row table:style-name="ro1">
          <table:table-cell office:value-type="float" office:value="19905311550.5111" calcext:value-type="float">
            <text:p>19905311550.5111</text:p>
          </table:table-cell>
          <table:table-cell office:value-type="float" office:value="0.0211111972938462" calcext:value-type="float">
            <text:p>0.0211111973</text:p>
          </table:table-cell>
          <table:table-cell office:value-type="float" office:value="31354162714.8278" calcext:value-type="float">
            <text:p>31354162714.8278</text:p>
          </table:table-cell>
          <table:table-cell office:value-type="float" office:value="0.167056366117655" calcext:value-type="float">
            <text:p>0.1670563661</text:p>
          </table:table-cell>
        </table:table-row>
        <table:table-row table:style-name="ro1">
          <table:table-cell office:value-type="float" office:value="31628407882.8094" calcext:value-type="float">
            <text:p>31628407882.8094</text:p>
          </table:table-cell>
          <table:table-cell office:value-type="float" office:value="0.0367219558186529" calcext:value-type="float">
            <text:p>0.0367219558</text:p>
          </table:table-cell>
          <table:table-cell office:value-type="float" office:value="50017568119.026" calcext:value-type="float">
            <text:p>50017568119.026</text:p>
          </table:table-cell>
          <table:table-cell office:value-type="float" office:value="0.256379977048168" calcext:value-type="float">
            <text:p>0.256379977</text:p>
          </table:table-cell>
        </table:table-row>
        <table:table-row table:style-name="ro1">
          <table:table-cell office:value-type="float" office:value="50129034871.2608" calcext:value-type="float">
            <text:p>50129034871.2608</text:p>
          </table:table-cell>
          <table:table-cell office:value-type="float" office:value="0.100882873603449" calcext:value-type="float">
            <text:p>0.1008828736</text:p>
          </table:table-cell>
          <table:table-cell office:value-type="float" office:value="79171657974.0895" calcext:value-type="float">
            <text:p>79171657974.0895</text:p>
          </table:table-cell>
          <table:table-cell office:value-type="float" office:value="0.419485209771391" calcext:value-type="float">
            <text:p>0.4194852098</text:p>
          </table:table-cell>
        </table:table-row>
        <table:table-row table:style-name="ro1">
          <table:table-cell office:value-type="float" office:value="79074032629.8597" calcext:value-type="float">
            <text:p>79074032629.8597</text:p>
          </table:table-cell>
          <table:table-cell office:value-type="float" office:value="0.236041990303482" calcext:value-type="float">
            <text:p>0.2360419903</text:p>
          </table:table-cell>
          <table:table-cell office:value-type="float" office:value="125328114900.332" calcext:value-type="float">
            <text:p>125328114900.332</text:p>
          </table:table-cell>
          <table:table-cell office:value-type="float" office:value="0.615555534915901" calcext:value-type="float">
            <text:p>0.6155555349</text:p>
          </table:table-cell>
        </table:table-row>
        <table:table-row table:style-name="ro1">
          <table:table-cell office:value-type="float" office:value="124655223701.184" calcext:value-type="float">
            <text:p>124655223701.184</text:p>
          </table:table-cell>
          <table:table-cell office:value-type="float" office:value="0.427059642957884" calcext:value-type="float">
            <text:p>0.427059643</text:p>
          </table:table-cell>
          <table:table-cell office:value-type="float" office:value="198774840939.353" calcext:value-type="float">
            <text:p>198774840939.353</text:p>
          </table:table-cell>
          <table:table-cell office:value-type="float" office:value="0.781799648895361" calcext:value-type="float">
            <text:p>0.7817996489</text:p>
          </table:table-cell>
        </table:table-row>
        <table:table-row table:style-name="ro1">
          <table:table-cell office:value-type="float" office:value="198488052073.558" calcext:value-type="float">
            <text:p>198488052073.558</text:p>
          </table:table-cell>
          <table:table-cell office:value-type="float" office:value="0.611811702932056" calcext:value-type="float">
            <text:p>0.6118117029</text:p>
          </table:table-cell>
          <table:table-cell office:value-type="float" office:value="316472940437.072" calcext:value-type="float">
            <text:p>316472940437.072</text:p>
          </table:table-cell>
          <table:table-cell office:value-type="float" office:value="0.882112275321618" calcext:value-type="float">
            <text:p>0.8821122753</text:p>
          </table:table-cell>
        </table:table-row>
        <table:table-row table:style-name="ro1">
          <table:table-cell office:value-type="float" office:value="313797907321.871" calcext:value-type="float">
            <text:p>313797907321.871</text:p>
          </table:table-cell>
          <table:table-cell office:value-type="float" office:value="0.724522779976909" calcext:value-type="float">
            <text:p>0.72452278</text:p>
          </table:table-cell>
          <table:table-cell office:value-type="float" office:value="497873851902.828" calcext:value-type="float">
            <text:p>497873851902.828</text:p>
          </table:table-cell>
          <table:table-cell office:value-type="float" office:value="0.965684635951484" calcext:value-type="float">
            <text:p>0.965684636</text:p>
          </table:table-cell>
        </table:table-row>
        <table:table-row table:style-name="ro1">
          <table:table-cell office:value-type="float" office:value="496908480271.77" calcext:value-type="float">
            <text:p>496908480271.77</text:p>
          </table:table-cell>
          <table:table-cell office:value-type="float" office:value="0.869078226144659" calcext:value-type="float">
            <text:p>0.8690782261</text:p>
          </table:table-cell>
          <table:table-cell office:value-type="float" office:value="5031269404.1869" calcext:value-type="float">
            <text:p>5031269404.1869</text:p>
          </table:table-cell>
          <table:table-cell office:value-type="float" office:value="0.122656296929246" calcext:value-type="float">
            <text:p>0.12265629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21:48:28.170477263</meta:creation-date>
    <dc:date>2020-02-08T22:39:07.490952313</dc:date>
    <meta:editing-duration>PT10M19S</meta:editing-duration>
    <meta:editing-cycles>1</meta:editing-cycles>
    <meta:generator>LibreOffice/5.1.6.2$Linux_X86_64 LibreOffice_project/10m0$Build-2</meta:generator>
    <meta:document-statistic meta:table-count="1" meta:cell-count="48" meta:object-count="0"/>
  </office:meta>
</office:document-meta>
</file>